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03387"/>
    </style:style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Task | <text:s text:c="2"/>Date <text:s text:c="2"/>| <text:s text:c="2"/>Notes</text:p>
      <text:p text:style-name="Preformatted_20_Text">-----+----------+----------------------------------------------------------</text:p>
      <text:p text:style-name="Preformatted_20_Text">0001 | 20200316 | <text:s text:c="2"/>dBase - Create</text:p>
      <text:p text:style-name="Preformatted_20_Text"><text:s text:c="5"/>| <text:s text:c="9"/>| <text:s text:c="2"/>-create {directory}</text:p>
      <text:p text:style-name="Preformatted_20_Text"><text:s text:c="5"/>| <text:s text:c="9"/>| <text:s text:c="2"/>Create method to build a new dBase from log files.</text:p>
      <text:p text:style-name="Preformatted_20_Text"><text:s text:c="5"/>+----------+----------------------------------------------------------</text:p>
      <text:p text:style-name="Preformatted_20_Text"><text:s text:c="5"/>| 20200319 | <text:s text:c="2"/>DONE!</text:p>
      <text:p text:style-name="P1"><text:s text:c="5"/>| <text:s text:c="9"/>| <text:s text:c="2"/>Coded, Tested, and run.</text:p>
      <text:p text:style-name="P1">-----+----------+----------------------------------------------------------</text:p>
      <text:p text:style-name="Preformatted_20_Text">0002 | 20200316 | <text:s text:c="2"/><text:span text:style-name="T1">Add a file or files in a directory to the dBase.</text:span></text:p>
      <text:p text:style-name="Preformatted_20_Text"><text:s text:c="5"/>| <text:s text:c="9"/>| <text:s text:c="2"/>-add</text:p>
      <text:p text:style-name="Preformatted_20_Text"><text:s text:c="5"/>| <text:s text:c="9"/>| <text:s text:c="2"/>Create a method to scan audio files and add the </text:p>
      <text:p text:style-name="Preformatted_20_Text"><text:s text:c="5"/>| <text:s text:c="9"/>| <text:s text:c="2"/>checksum to the dBase. <text:s/>The following MUST be an exact</text:p>
      <text:p text:style-name="Preformatted_20_Text"><text:s text:c="5"/>| <text:s text:c="9"/>| <text:s text:c="2"/>match between the dBase information and ID3v2 information.</text:p>
      <text:p text:style-name="Preformatted_20_Text"><text:s text:c="5"/>| <text:s text:c="9"/>| <text:s text:c="6"/>Show-Number &lt;&lt;==== Track-Number</text:p>
      <text:p text:style-name="Preformatted_20_Text"><text:s text:c="5"/>| <text:s text:c="9"/>| <text:s text:c="6"/>Show-Name <text:s text:c="2"/>&lt;&lt;==== Album-Name</text:p>
      <text:p text:style-name="Preformatted_20_Text"><text:s text:c="5"/>| <text:s text:c="9"/>| <text:s text:c="6"/>Date <text:s text:c="7"/>&lt;&lt;==== Release Date</text:p>
      <text:p text:style-name="Preformatted_20_Text"><text:s text:c="5"/>| <text:s text:c="9"/>| <text:s text:c="6"/>Show-Title <text:s/>&lt;&lt;==== Track-Title</text:p>
      <text:p text:style-name="Preformatted_20_Text"><text:s text:c="5"/>| <text:s text:c="9"/>| <text:s text:c="2"/>*NOTE: <text:s/>The above ID3v2 tag format is only required</text:p>
      <text:p text:style-name="Preformatted_20_Text"><text:s text:c="5"/>| <text:s text:c="9"/>| <text:s text:c="10"/>when adding a new checksum into the dBase.</text:p>
      <text:p text:style-name="Preformatted_20_Text"><text:s text:c="5"/>| <text:s text:c="9"/>| <text:s text:c="10"/>Once added, the tags can be changed or removed.</text:p>
      <text:p text:style-name="Preformatted_20_Text"><text:s text:c="5"/>+----------+----------------------------------------------------------</text:p>
      <text:p text:style-name="Preformatted_20_Text"><text:s text:c="5"/>| <text:s text:c="9"/>|</text:p>
      <text:p text:style-name="Preformatted_20_Text">-----+----------+----------------------------------------------------------</text:p>
      <text:p text:style-name="Preformatted_20_Text">0003 | 20200316 | <text:s text:c="2"/>Audio File Lookup</text:p>
      <text:p text:style-name="Preformatted_20_Text"><text:s text:c="5"/>| <text:s text:c="9"/>| <text:s text:c="2"/>-update</text:p>
      <text:p text:style-name="Preformatted_20_Text"><text:s text:c="5"/>| <text:s text:c="9"/>| <text:s text:c="2"/>Create a method to scan audio files and look for a</text:p>
      <text:p text:style-name="Preformatted_20_Text"><text:s text:c="5"/>| <text:s text:c="9"/>| <text:s text:c="2"/>matching checksum in the dBase. <text:s/>If a match is found, </text:p>
      <text:p text:style-name="Preformatted_20_Text"><text:s text:c="5"/>| <text:s text:c="9"/>| <text:s text:c="2"/>update the audio file ID3 tags with information stored</text:p>
      <text:p text:style-name="Preformatted_20_Text"><text:s text:c="5"/>| <text:s text:c="9"/>| <text:s text:c="2"/>in the dBase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4 | 20200316 | <text:s text:c="2"/>Audio File Verify</text:p>
      <text:p text:style-name="Preformatted_20_Text"><text:s text:c="5"/>| <text:s text:c="9"/>| <text:s text:c="2"/>-verify</text:p>
      <text:p text:style-name="Preformatted_20_Text"><text:s text:c="5"/>| <text:s text:c="9"/>| <text:s text:c="2"/>This function will ONLY test to see if the audio</text:p>
      <text:p text:style-name="Preformatted_20_Text"><text:s text:c="5"/>| <text:s text:c="9"/>| <text:s text:c="2"/>checksum is already in the dBase.</text:p>
      <text:p text:style-name="Preformatted_20_Text"><text:s text:c="5"/>| <text:s text:c="9"/>| <text:s text:c="2"/>*NOTE: <text:s/>To do any other checks would require a </text:p>
      <text:p text:style-name="Preformatted_20_Text"><text:s text:c="5"/>| <text:s text:c="9"/>| <text:s text:c="10"/>forced ID3v2 tag standard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5 | 20200319 |<text:tab/> <text:s/>GitHub</text:p>
      <text:p text:style-name="Preformatted_20_Text"><text:s text:c="5"/>| <text:s text:c="9"/>| <text:s text:c="2"/>Create a project and check-in everything.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6 | <text:s text:c="9"/>|</text:p>
      <text:p text:style-name="Preformatted_20_Text"><text:s text:c="5"/>| <text:s text:c="9"/>|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7 | <text:s text:c="9"/>|</text:p>
      <text:p text:style-name="Preformatted_20_Text"><text:s text:c="5"/>| <text:s text:c="9"/>| 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8 | <text:s text:c="9"/>|</text:p>
      <text:p text:style-name="Preformatted_20_Text"><text:s text:c="5"/>| <text:s text:c="9"/>| </text:p>
      <text:p text:style-name="Preformatted_20_Text"><text:soft-page-break/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09 | <text:s text:c="9"/>|</text:p>
      <text:p text:style-name="Preformatted_20_Text"><text:s text:c="5"/>| <text:s text:c="9"/>| 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  <text:p text:style-name="Preformatted_20_Text">0010 | <text:s text:c="9"/>|</text:p>
      <text:p text:style-name="Preformatted_20_Text"><text:s text:c="5"/>| <text:s text:c="9"/>| </text:p>
      <text:p text:style-name="Preformatted_20_Text"><text:s text:c="5"/>+----------+----------------------------------------------------------</text:p>
      <text:p text:style-name="Preformatted_20_Text"><text:s text:c="5"/>| <text:s text:c="9"/>| </text:p>
      <text:p text:style-name="Preformatted_20_Text">-----+----------+------------------------------------------------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5.2$Linux_X86_64 LibreOffice_project/30$Build-2</meta:generator>
    <dc:date>2020-03-19T14:26:32.809887462</dc:date>
    <meta:editing-duration>PT8M1S</meta:editing-duration>
    <meta:editing-cycles>1</meta:editing-cycles>
    <meta:document-statistic meta:table-count="0" meta:image-count="0" meta:object-count="0" meta:page-count="2" meta:paragraph-count="72" meta:word-count="350" meta:character-count="3599" meta:non-whitespace-character-count="2570"/>
  </office:meta>
</office:document-meta>
</file>